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Sqrt</text:p>
      <text:p text:style-name="P1">Sqrt <text:s text:c="1"/>// <text:s text:c="1"/>Elementwise square root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square root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Sq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rt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qrt>
      <msub>
        <mstyle mathvariant="monospace">
          <mi>𝚊</mi>
          <mi>𝚛</mi>
          <mi>𝚐</mi>
        </mstyle>
        <mrow>
          <msub>
            <mi>i</mi>
            <mn>0</mn>
          </msub>
          <mo>,</mo>
          <mi>…</mi>
          <mo>,</mo>
          <msub>
            <mi>i</mi>
            <mrow>
              <mi>n</mi>
              <mo>−</mo>
              <mn>1</mn>
            </mrow>
          </msub>
        </mrow>
      </msub>
    </msqrt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frac>
      <mi>Δ</mi>
      <mrow>
        <mn>2</mn>
        <mo>⋅</mo>
        <mstyle mathvariant="monospace">
          <mi>𝚘</mi>
          <mi>𝚞</mi>
          <mi>𝚝</mi>
          <mi>𝚙</mi>
          <mi>𝚞</mi>
          <mi>𝚝</mi>
        </mstyle>
      </mrow>
    </mfrac>
  </mrow>
</math>
</file>